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7" style:family="table-row">
      <style:table-row-properties style:min-row-height="2.722cm"/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8a3a6" officeooo:paragraph-rsid="0018a3a6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7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13b777" officeooo:paragraph-rsid="0013b777" style:font-size-asian="10pt" style:font-size-complex="10pt"/>
    </style:style>
    <style:style style:name="P10" style:family="paragraph" style:parent-style-name="Table_20_Contents">
      <style:text-properties fo:font-size="10pt" officeooo:paragraph-rsid="0013b777" style:font-size-asian="10pt" style:font-size-complex="10pt"/>
    </style:style>
    <style:style style:name="P11" style:family="paragraph" style:parent-style-name="Table_20_Contents">
      <style:text-properties fo:font-size="10pt" officeooo:rsid="0015a734" officeooo:paragraph-rsid="0013b777" style:font-size-asian="10pt" style:font-size-complex="10pt"/>
    </style:style>
    <style:style style:name="P12" style:family="paragraph" style:parent-style-name="Table_20_Contents">
      <style:text-properties fo:font-size="10pt" officeooo:rsid="0015a734" officeooo:paragraph-rsid="0015a734" style:font-size-asian="10pt" style:font-size-complex="10pt"/>
    </style:style>
    <style:style style:name="P13" style:family="paragraph" style:parent-style-name="Table_20_Contents">
      <style:text-properties fo:font-size="10pt" officeooo:rsid="0015a734" officeooo:paragraph-rsid="0018a3a6" style:font-size-asian="10pt" style:font-size-complex="10pt"/>
    </style:style>
    <style:style style:name="P14" style:family="paragraph" style:parent-style-name="Table_20_Contents">
      <style:text-properties fo:font-size="10pt" officeooo:paragraph-rsid="0018db98" style:font-size-asian="10pt" style:font-size-complex="10pt"/>
    </style:style>
    <style:style style:name="P15" style:family="paragraph" style:parent-style-name="Table_20_Contents">
      <style:text-properties fo:font-size="10pt" officeooo:rsid="0018db98" officeooo:paragraph-rsid="0018db98" style:font-size-asian="10pt" style:font-size-complex="10pt"/>
    </style:style>
    <style:style style:name="P16" style:family="paragraph" style:parent-style-name="Table_20_Contents">
      <style:text-properties fo:font-size="10pt" officeooo:paragraph-rsid="001923f3" style:font-size-asian="10pt" style:font-size-complex="10pt"/>
    </style:style>
    <style:style style:name="P17" style:family="paragraph" style:parent-style-name="Table_20_Contents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paragraph-rsid="0015d681" style:font-size-asian="10pt" style:font-size-complex="10pt"/>
    </style:style>
    <style:style style:name="P19" style:family="paragraph" style:parent-style-name="Table_20_Contents">
      <style:text-properties style:font-name="Times New Roman" fo:font-size="10pt" officeooo:paragraph-rsid="0016ae9b" style:font-size-asian="10pt" style:font-size-complex="10pt"/>
    </style:style>
    <style:style style:name="P20" style:family="paragraph" style:parent-style-name="Table_20_Contents">
      <style:text-properties style:font-name="Times New Roman" fo:font-size="10pt" officeooo:rsid="0018a3a6" officeooo:paragraph-rsid="001a2f64" style:font-size-asian="10pt" style:font-size-complex="10pt"/>
    </style:style>
    <style:style style:name="P21" style:family="paragraph" style:parent-style-name="Table_20_Contents">
      <style:text-properties style:font-name="Times New Roman" fo:font-size="10pt" officeooo:paragraph-rsid="0018db98" style:font-size-asian="10pt" style:font-size-complex="10pt"/>
    </style:style>
    <style:style style:name="P22" style:family="paragraph" style:parent-style-name="Table_20_Contents">
      <style:text-properties style:font-name="Times New Roman" fo:font-size="10pt" officeooo:rsid="0018db98" officeooo:paragraph-rsid="0018db98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text:number-lines="false" text:line-number="0"/>
      <style:text-properties fo:font-size="10pt" officeooo:rsid="0015d681" officeooo:paragraph-rsid="0015d681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text-indent="1.799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6" style:family="paragraph" style:parent-style-name="Table_20_Contents">
      <loext:graphic-properties draw:fill="none"/>
      <style:paragraph-properties fo:margin-left="0cm" fo:margin-right="0cm" fo:text-indent="1.799cm" style:auto-text-indent="false" text:number-lines="false" text:line-number="0"/>
      <style:text-properties fo:font-size="10pt" fo:font-weight="bold" officeooo:rsid="0015a734" officeooo:paragraph-rsid="0015a734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indent="1.9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8" style:family="paragraph" style:parent-style-name="Table_20_Contents">
      <loext:graphic-properties draw:fill="none"/>
      <style:paragraph-properties fo:margin-left="0cm" fo:margin-right="0cm" fo:text-indent="1.9cm" style:auto-text-indent="false" text:number-lines="false" text:line-number="0"/>
      <style:text-properties fo:font-size="10pt" fo:font-weight="bold" officeooo:rsid="0015a734" officeooo:paragraph-rsid="0015a734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Times New Roman" fo:font-size="12pt" fo:font-weight="normal" officeooo:rsid="0018a3a6" officeooo:paragraph-rsid="0018a3a6" style:font-size-asian="12pt" style:font-weight-asian="normal" style:font-size-complex="12pt" style:font-weight-complex="normal"/>
    </style:style>
    <style:style style:name="P30" style:family="paragraph" style:parent-style-name="Standard" style:list-style-name="L1"/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officeooo:rsid="0018db98" officeooo:paragraph-rsid="0018db98" style:font-size-asian="10pt" style:font-size-complex="10pt"/>
    </style:style>
    <style:style style:name="P33" style:family="paragraph" style:parent-style-name="Table_20_Contents">
      <style:text-properties style:font-name="Times New Roman" fo:font-size="10pt" officeooo:rsid="001a2f64" officeooo:paragraph-rsid="0018a3a6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3b777"/>
    </style:style>
    <style:style style:name="T3" style:family="text">
      <style:text-properties officeooo:rsid="0015d681"/>
    </style:style>
    <style:style style:name="T4" style:family="text">
      <style:text-properties officeooo:rsid="0016ae9b"/>
    </style:style>
    <style:style style:name="T5" style:family="text">
      <style:text-properties officeooo:rsid="0018a3a6"/>
    </style:style>
    <style:style style:name="T6" style:family="text">
      <style:text-properties officeooo:rsid="0018db98"/>
    </style:style>
    <style:style style:name="T7" style:family="text">
      <style:text-properties officeooo:rsid="001923f3"/>
    </style:style>
    <style:style style:name="T8" style:family="text">
      <style:text-properties officeooo:rsid="001a2f64"/>
    </style:style>
    <style:style style:name="T9" style:family="text">
      <style:text-properties officeooo:rsid="001c61e7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Standard">Le concept :</text:p>
      <text:p text:style-name="Standard"/>
      <text:p text:style-name="Standard">Une équipe de joueurs FPS contre un joueur RTS.</text:p>
      <text:p text:style-name="Standard"/>
      <text:p text:style-name="Standard"/>
      <text:p text:style-name="Standard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General</text:p>
          </table:table-cell>
          <table:table-cell table:style-name="Tableau3.A1" office:value-type="string">
            <text:p text:style-name="Table_20_Contents">FPS</text:p>
          </table:table-cell>
          <table:table-cell table:style-name="Tableau3.D1" office:value-type="string">
            <text:p text:style-name="Table_20_Contents">RTS</text:p>
          </table:table-cell>
        </table:table-row>
        <table:table-row>
          <table:table-cell table:style-name="Tableau3.A2" office:value-type="string">
            <text:p text:style-name="Table_20_Contents">Mort</text:p>
          </table:table-cell>
          <table:table-cell table:style-name="Tableau3.A2" office:value-type="string">
            <text:p text:style-name="Table_20_Contents">Si on veut un truc un peu arcade, les joueurs doivent pouvoir ressusciter, et ça sera pas drole pour le RTS de tuer personne.</text:p>
          </table:table-cell>
          <table:table-cell table:style-name="Tableau3.A2" office:value-type="string">
            <text:p text:style-name="Table_20_Contents">- Respawn Timer</text:p>
            <text:p text:style-name="Table_20_Contents">- Economic Respawn</text:p>
            <text:p text:style-name="Table_20_Contents">- Spawners</text:p>
          </table:table-cell>
          <table:table-cell table:style-name="Tableau3.D2" office:value-type="string">
            <text:p text:style-name="Table_20_Contents">- Mort d'un batiment en particulier (ie. un nexus).</text:p>
            <text:p text:style-name="Table_20_Contents">- Mort d'un monstre en particulier (ie. un roi).</text:p>
            <text:p text:style-name="Table_20_Contents">- Immortel, si on a d'autres objectifs.</text:p>
          </table:table-cell>
        </table:table-row>
        <table:table-row>
          <table:table-cell table:style-name="Tableau3.A2" office:value-type="string">
            <text:p text:style-name="Table_20_Contents">Défaite</text:p>
          </table:table-cell>
          <table:table-cell table:style-name="Tableau3.A2" office:value-type="string">
            <text:p text:style-name="Table_20_Contents">Pour l'instant on peut tenter de juste mettre des spawners a FPS et un nexus, mais ça peut être rigolo de faire des objectifs</text:p>
          </table:table-cell>
          <table:table-cell table:style-name="Tableau3.A2" office:value-type="string">
            <text:p text:style-name="Table_20_Contents">- Pas de moyens de respawn.</text:p>
            <text:p text:style-name="Table_20_Contents">- Objectif(s) perdu(s)</text:p>
          </table:table-cell>
          <table:table-cell table:style-name="Tableau3.D2" office:value-type="string">
            <text:p text:style-name="Table_20_Contents">- Mort</text:p>
            <text:p text:style-name="Table_20_Contents">- Objectif(s) perdu(s)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Standard"/>
      <text:p text:style-name="P5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Objets</text:p>
          </table:table-cell>
          <table:table-cell table:style-name="Tableau1.B1" office:value-type="string">
            <text:p text:style-name="P8">Fait</text:p>
          </table:table-cell>
          <table:table-cell table:style-name="Tableau1.C1" office:value-type="string">
            <text:p text:style-name="P8">A faire</text:p>
          </table:table-cell>
        </table:table-row>
        <table:table-row>
          <table:table-cell table:style-name="Tableau1.A2" office:value-type="string">
            <text:p text:style-name="P7">Interface Manager</text:p>
          </table:table-cell>
          <table:table-cell table:style-name="Tableau1.B10" office:value-type="string">
            <text:p text:style-name="P8">UI basique</text:p>
          </table:table-cell>
          <table:table-cell table:style-name="Tableau1.C10" office:value-type="string">
            <text:p text:style-name="P8">(??)Animator pour les différentes interfaces</text:p>
          </table:table-cell>
        </table:table-row>
        <table:table-row>
          <table:table-cell table:style-name="Tableau1.A2" office:value-type="string">
            <text:p text:style-name="P1">Player Controller</text:p>
          </table:table-cell>
          <table:table-cell table:style-name="Tableau1.B10" office:value-type="string">
            <text:p text:style-name="P8">Gestionnaire de Mode FPS/RTS</text:p>
          </table:table-cell>
          <table:table-cell table:style-name="Tableau1.C10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">FPSPlayer</text:p>
          </table:table-cell>
          <table:table-cell table:style-name="Tableau1.B10" office:value-type="string">
            <text:p text:style-name="P8">Network basique</text:p>
            <text:p text:style-name="P16">- Déplacements ZQSD</text:p>
            <text:p text:style-name="P16">- Saut</text:p>
            <text:p text:style-name="P16">- <text:span text:style-name="T7">Animations réseau</text:span></text:p>
          </table:table-cell>
          <table:table-cell table:style-name="Tableau1.C10" office:value-type="string">
            <text:p text:style-name="P8">- Flingue qui tue</text:p>
            <text:p text:style-name="P8">- Stats</text:p>
          </table:table-cell>
        </table:table-row>
        <table:table-row>
          <table:table-cell table:style-name="Tableau1.A2" office:value-type="string">
            <text:p text:style-name="P1">FPSCamera</text:p>
          </table:table-cell>
          <table:table-cell table:style-name="Tableau1.B10" office:value-type="string">
            <text:p text:style-name="P8">Vue avec la souris</text:p>
          </table:table-cell>
          <table:table-cell table:style-name="Tableau1.C10" office:value-type="string">
            <text:p text:style-name="P8">- Bloquer la souris au centre <text:span text:style-name="T7">(c'est pas top encore)</text:span></text:p>
            <text:p text:style-name="P8">- Faire disparaître le curseur</text:p>
            <text:p text:style-name="P8">- Mettre un viseur </text:p>
          </table:table-cell>
        </table:table-row>
        <table:table-row>
          <table:table-cell table:style-name="Tableau1.A2" office:value-type="string">
            <text:p text:style-name="P1">RTSPlayer</text:p>
          </table:table-cell>
          <table:table-cell table:style-name="Tableau1.B10" office:value-type="string">
            <text:p text:style-name="P8">- Network basique</text:p>
            <text:p text:style-name="P8">- Spawn un mob</text:p>
          </table:table-cell>
          <table:table-cell table:style-name="Tableau1.C10" office:value-type="string">
            <text:p text:style-name="P8">- Controle des batiments</text:p>
            <text:p text:style-name="P8">- Controle des monstres</text:p>
            <text:p text:style-name="P8">- Network avancé (?) </text:p>
          </table:table-cell>
        </table:table-row>
        <table:table-row>
          <table:table-cell table:style-name="Tableau1.A2" office:value-type="string">
            <text:p text:style-name="P1">RTSMonster</text:p>
          </table:table-cell>
          <table:table-cell table:style-name="Tableau1.B10" office:value-type="string">
            <text:p text:style-name="P8"/>
          </table:table-cell>
          <table:table-cell table:style-name="Tableau1.C10" office:value-type="string">
            <text:p text:style-name="P8">- Stats</text:p>
            <text:p text:style-name="P8">- Mouvement</text:p>
            <text:p text:style-name="P8">- Attaque</text:p>
            <text:p text:style-name="P8">- network</text:p>
          </table:table-cell>
        </table:table-row>
        <table:table-row>
          <table:table-cell table:style-name="Tableau1.A2" office:value-type="string">
            <text:p text:style-name="P1">RTSBuilding</text:p>
          </table:table-cell>
          <table:table-cell table:style-name="Tableau1.B10" office:value-type="string">
            <text:p text:style-name="P8"/>
          </table:table-cell>
          <table:table-cell table:style-name="Tableau1.C10" office:value-type="string">
            <text:p text:style-name="P8">- Creer un bâtiment</text:p>
            <text:p text:style-name="P8">- Gerer le blueprint</text:p>
            <text:p text:style-name="P8">- network</text:p>
          </table:table-cell>
        </table:table-row>
        <table:table-row>
          <table:table-cell table:style-name="Tableau1.A2" office:value-type="string">
            <text:p text:style-name="P1">RTSCamera</text:p>
          </table:table-cell>
          <table:table-cell table:style-name="Tableau1.B10" office:value-type="string">
            <text:p text:style-name="P8">Déplacements ZQSD, Zoom</text:p>
          </table:table-cell>
          <table:table-cell table:style-name="Tableau1.C10" office:value-type="string">
            <text:p text:style-name="P8">Rotation(s ?)</text:p>
            <text:p text:style-name="P16">- Bloquer la souris <text:span text:style-name="T7">dans la fenetre</text:span> <text:span text:style-name="T7">(c'est pas top encore)</text:span>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0" office:value-type="string">
            <text:p text:style-name="P10"/>
          </table:table-cell>
          <table:table-cell table:style-name="Tableau1.C10" office:value-type="string">
            <text:p text:style-name="P8"/>
          </table:table-cell>
        </table:table-row>
      </table:table>
      <text:p text:style-name="Standard"/>
      <text:p text:style-name="Standard"/>
      <text:p text:style-name="P5">Tableau des concepts Multijoueur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">Concept</text:p>
          </table:table-cell>
          <table:table-cell table:style-name="Tableau2.A1" office:value-type="string">
            <text:p text:style-name="P8">Tentative de résumé</text:p>
          </table:table-cell>
          <table:table-cell table:style-name="Tableau2.C1" office:value-type="string">
            <text:p text:style-name="P15">Code</text:p>
          </table:table-cell>
        </table:table-row>
        <table:table-row>
          <table:table-cell table:style-name="Tableau2.A2" office:value-type="string">
            <text:p text:style-name="P1">MLAPI</text:p>
          </table:table-cell>
          <table:table-cell table:style-name="Tableau2.A2" office:value-type="string">
            <text:p text:style-name="P14">La librairie pour implémenter de quoi faire un jeu multijoueur.</text:p>
            <text:p text:style-name="P14"><text:a xlink:type="simple" xlink:href="https://docs-multiplayer.unity3d.com/" text:style-name="Internet_20_link" text:visited-style-name="Visited_20_Internet_20_Link">https://docs-multiplayer.unity3d.com/</text:a></text:p>
          </table:table-cell>
          <table:table-cell table:style-name="Tableau2.C2" office:value-type="string">
            <text:p text:style-name="P14"/>
            <text:p text:style-name="P15">using MLAPI;</text:p>
          </table:table-cell>
        </table:table-row>
        <table:table-row>
          <table:table-cell table:style-name="Tableau2.A2" office:value-type="string">
            <text:p text:style-name="P1">NetworkManager</text:p>
          </table:table-cell>
          <table:table-cell table:style-name="Tableau2.A2" office:value-type="string">
            <text:p text:style-name="P8">(??)Un composant à appliquer à un objet (empty) qui va gérer la connexion à distance.<text:line-break/></text:p>
            <text:p text:style-name="P14"><text:span text:style-name="T6">Objet qui va gerer la connexion réseau entre le serveur et les clients</text:span><text:line-break/></text:p>
            <text:p text:style-name="P14">Sert à utiliser Photon, <text:span text:style-name="T6">qui permet la connexion réseau via internet</text:span></text:p>
          </table:table-cell>
          <table:table-cell table:style-name="Tableau2.C2" office:value-type="string">
            <text:p text:style-name="P15"/>
            <text:p text:style-name="P8"/>
            <text:p text:style-name="P8"/>
          </table:table-cell>
        </table:table-row>
        <table:table-row>
          <table:table-cell table:style-name="Tableau2.A2" office:value-type="string">
            <text:p text:style-name="P1">NetworkBehaviour</text:p>
          </table:table-cell>
          <table:table-cell table:style-name="Tableau2.A2" office:value-type="string">
            <text:p text:style-name="P14">Remplace MonoBehaviour, et permet à un objet d'utiliser :</text:p>
            <text:p text:style-name="P15">- Les RPC</text:p>
            <text:p text:style-name="P15">- IsOwner, IsLocalPlayer, IsServer, IsHost</text:p>
            <text:p text:style-name="P15">- ???</text:p>
          </table:table-cell>
          <table:table-cell table:style-name="Tableau2.C2" office:value-type="string">
            <text:p text:style-name="P8">public class MaClasse : NetworkBehaviour </text:p>
          </table:table-cell>
        </table:table-row>
        <table:table-row>
          <table:table-cell table:style-name="Tableau2.A2" office:value-type="string">
            <text:p text:style-name="P1">NetworkObject</text:p>
          </table:table-cell>
          <table:table-cell table:style-name="Tableau2.A2" office:value-type="string">
            <text:p text:style-name="P8">Un composant a appliquer à un objet pour qu'on puisse utiliser les fonctions de MLAPI.</text:p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1">NetworkTransform</text:p>
          </table:table-cell>
          <table:table-cell table:style-name="Tableau2.A2" office:value-type="string">
            <text:p text:style-name="P8">Un composant a appliquer à un objet pour que le serveur gère la coordination d<text:span text:style-name="T8">u transform</text:span> chez tous les clients.</text:p>
          </table:table-cell>
          <table:table-cell table:style-name="Tableau2.C2" office:value-type="string">
            <text:p text:style-name="P8"/>
          </table:table-cell>
        </table:table-row>
        <table:table-row table:style-name="Tableau2.7">
          <table:table-cell table:style-name="Tableau2.A2" office:value-type="string">
            <text:p text:style-name="P1">Spawning</text:p>
            <text:p text:style-name="P2"/>
            <text:p text:style-name="P2"/>
          </table:table-cell>
          <table:table-cell table:style-name="Tableau2.C2" table:number-columns-spanned="2" office:value-type="string">
            <text:p text:style-name="P9"/>
            <text:p text:style-name="P9">J'ai fait un <text:span text:style-name="T5">script/component à appliquer à un GameObject</text:span> pour <text:span text:style-name="T5">pouvoir</text:span> Spawn <text:span text:style-name="T5">des préfabs par leurs noms (string), </text:span>sans que ce soit relou avec ces histoires de serveur et de client.</text:p>
            <text:p text:style-name="P11"/>
            <text:p text:style-name="P9"/>
            <text:p text:style-name="P12">Step 1 :</text:p>
            <text:p text:style-name="P13">On ajoute un component<text:span text:style-name="T5">(script)</text:span> <text:span text:style-name="T5">au</text:span> <text:span text:style-name="T5">GameObject </text:span>: «<text:span text:style-name="T2"> SpawnManager » </text:span></text:p>
            <text:p text:style-name="P9"/>
            <text:p text:style-name="P12">Step 2 : </text:p>
            <text:p text:style-name="P9">Dans <text:span text:style-name="T5">un autre</text:span> script, <text:span text:style-name="T5">celui qui va</text:span> faire spawner :</text:p>
            <text:p text:style-name="P9"/>
            <text:p text:style-name="P23"><text:s/>- On déclare en dessous de la classe : </text:p>
            <text:p text:style-name="P23"/>
            <text:p text:style-name="P26">SpawnManager SM;</text:p>
            <text:p text:style-name="P25"/>
            <text:p text:style-name="P23"><text:s/>- On récupère le SpawnManager dans le (Network)Start :</text:p>
            <text:p text:style-name="P23"/>
            <text:p text:style-name="P26">SM = GetComponent&lt;SpawnManager&gt;();</text:p>
            <text:p text:style-name="P25"/>
            <text:p text:style-name="P23">Step 3 :</text:p>
            <text:p text:style-name="P23">On peut maintenant utiliser la/<text:span text:style-name="T5">les</text:span> fonction<text:span text:style-name="T5">s</text:span> suivante dans le script :</text:p>
            <text:p text:style-name="P23"/>
            <text:p text:style-name="P28">SM.Spawn(LeNomDuPrefab, Vector3Location, clientId, <text:span text:style-name="T9">quaternion</text:span>) ;</text:p>
            <text:p text:style-name="P27"/>
            <text:p text:style-name="P27"/>
            <text:p text:style-name="P23"><text:span text:style-name="T3">Détails</text:span> additionnels :</text:p>
            <text:p text:style-name="P24">- Dans PrefabManager (Un scriptableObject dans Asset/Ressources/Général/ScriptObjects), s'assurer qu'un des chemins dans la fonction loadAllPrefabs() mène au préfab à spawner.</text:p>
            <text:p text:style-name="P24">- <text:span text:style-name="T5">Dans NetworkManager, s'assurer que l'objet a spawner soit dans la liste des network prefabs</text:span></text:p>
            <text:p text:style-name="P24">- <text:span text:style-name="T6">Pour un exemple fonctionnel, voir le gameObject RTSPlayer et son script RTSPlayer</text:span></text:p>
          </table:table-cell>
          <table:covered-table-cell/>
        </table:table-row>
        <table:table-row>
          <table:table-cell table:style-name="Tableau2.A2" office:value-type="string">
            <text:p text:style-name="P29">Destroying</text:p>
          </table:table-cell>
          <table:table-cell table:style-name="Tableau2.A2" office:value-type="string">
            <text:p text:style-name="P33">Le destroy doit être appelé par le serveur, et les fonctions RPC ne passent pas les types GameObject.</text:p>
            <text:p text:style-name="P20">Ca va être un poil plus chiant de faire un truc <text:soft-page-break/>comme pour le spawn, <text:span text:style-name="T8">mais ça doit être faisable en créant une liste qui associe chaque GameObject à un ID unique, et en s'aidant de ça.</text:span></text:p>
          </table:table-cell>
          <table:table-cell table:style-name="Tableau2.C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3">NetworkVariables</text:p>
          </table:table-cell>
          <table:table-cell table:style-name="Tableau2.A2" office:value-type="string">
            <text:p text:style-name="P17"><text:span text:style-name="T4">Déclarer</text:span> une variable en NetworkVariable permet de synchroniser la valeur de la variable sur tous les clients.</text:p>
          </table:table-cell>
          <table:table-cell table:style-name="Tableau2.C2" office:value-type="string">
            <text:p text:style-name="P22">using MLAPI.NetworkVariable;</text:p>
            <text:p text:style-name="P17"/>
          </table:table-cell>
        </table:table-row>
        <table:table-row>
          <table:table-cell table:style-name="Tableau2.A2" office:value-type="string">
            <text:p text:style-name="P3">RPC</text:p>
          </table:table-cell>
          <table:table-cell table:style-name="Tableau2.A2" office:value-type="string">
            <text:p text:style-name="P21"><text:a xlink:type="simple" xlink:href="https://mp-docs.dl.it.unity3d.com/docs/advanced-topics/messaging-system" text:style-name="Internet_20_link" text:visited-style-name="Visited_20_Internet_20_Link">Résumé</text:a></text:p>
            <text:p text:style-name="P21"/>
            <text:p text:style-name="P21"/>
            <text:p text:style-name="P21"/>
            <text:p text:style-name="P21">Permet à un client de faire executer un bout de code par le serveur, et inversement</text:p>
            <text:p text:style-name="P17">ServerRPC → <text:span text:style-name="T4">exécuté</text:span> par le serveur</text:p>
            <text:p text:style-name="P17">ClientRPC → <text:span text:style-name="T4">exécuté</text:span> par les clients</text:p>
            <text:p text:style-name="P17"/>
            <text:p text:style-name="P17"/>
          </table:table-cell>
          <table:table-cell table:style-name="Tableau2.C2" office:value-type="string">
            <text:p text:style-name="Table_20_Contents"><text:a xlink:type="simple" xlink:href="https://mp-docs.dl.it.unity3d.com/docs/advanced-topics/messaging-system" text:style-name="Internet_20_link" text:visited-style-name="Visited_20_Internet_20_Link"><text:span text:style-name="T1"/></text:a></text:p>
            <text:p text:style-name="P8"/>
            <text:p text:style-name="P15">using MLAPI.Messaging;</text:p>
            <text:p text:style-name="P8"/>
            <text:p text:style-name="P8"/>
            <text:p text:style-name="P8"/>
            <text:p text:style-name="P8">[ServerRpc]</text:p>
            <text:p text:style-name="P8">void NomFonctionServerRPC</text:p>
            <text:p text:style-name="P8">{jesuisexecutéparleserveur;}</text:p>
            <text:p text:style-name="P8"/>
            <text:p text:style-name="P8">[ClientRpc]</text:p>
            <text:p text:style-name="P8">void NomFonctionClientRPC</text:p>
            <text:p text:style-name="P8">{jesuisexecutéparlesclients;}</text:p>
            <text:p text:style-name="P8"/>
            <text:p text:style-name="P8"/>
          </table:table-cell>
        </table:table-row>
        <table:table-row>
          <table:table-cell table:style-name="Tableau2.A2" office:value-type="string">
            <text:p text:style-name="P3">Photon</text:p>
          </table:table-cell>
          <table:table-cell table:style-name="Tableau2.A2" office:value-type="string">
            <text:p text:style-name="P17">Addon pour gérer la connexion internet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12" office:value-type="string">
            <text:p text:style-name="P3">ParrelSync</text:p>
          </table:table-cell>
          <table:table-cell table:style-name="Tableau2.A12" office:value-type="string">
            <text:p text:style-name="P19">Addon pour cloner le projet, et pouvoir tester le <text:span text:style-name="T4">Network</text:span> sans avoir besoin de build <text:span text:style-name="T3">à</text:span> chaque <text:s/>fois</text:p>
          </table:table-cell>
          <table:table-cell table:style-name="Tableau2.C12" office:value-type="string">
            <text:p text:style-name="P8">Dans les menus en haut :</text:p>
            <text:p text:style-name="P8">ParrelSync → Clone Manag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akes :</text:p>
      <text:p text:style-name="Standard">Lore militaire contre pokémon ? Jetez la cohérence à la poubelle !</text:p>
      <text:p text:style-name="Standard"/>
      <text:p text:style-name="Standard"/>
      <text:p text:style-name="Standard"/>
      <text:p text:style-name="Standard"><text:s/><text:tab/><text:tab/>RTS </text:p>
      <text:p text:style-name="Standard">courbe de progression :</text:p>
      <text:p text:style-name="Standard">1.avoir accès aux ressources</text:p>
      <text:list xml:id="list1255370942679167128" text:style-name="L1">
        <text:list-item>
          <text:p text:style-name="P30">créer des <text:span text:style-name="T4">unités</text:span> améliorées</text:p>
        </text:list-item>
      </text:list>
      <text:p text:style-name="Standard"/>
      <text:p text:style-name="Standard"/>
      <text:p text:style-name="Standard"><text:tab/><text:tab/>FPS </text:p>
      <text:p text:style-name="Standard">idée moyen de transport pour revenir au front (<text:span text:style-name="T4">système</text:span> de construction)</text:p>
      <text:p text:style-name="Standard"><text:s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2:00.21</meta:creation-date>
    <dc:date>2022-10-25T20:24:43.214000000</dc:date>
    <meta:editing-duration>PT4H42M6S</meta:editing-duration>
    <meta:editing-cycles>25</meta:editing-cycles>
    <meta:generator>LibreOffice/4.4.3.2$Windows_x86 LibreOffice_project/88805f81e9fe61362df02b9941de8e38a9b5fd16</meta:generator>
    <meta:document-statistic meta:table-count="3" meta:image-count="0" meta:object-count="0" meta:page-count="4" meta:paragraph-count="135" meta:word-count="708" meta:character-count="4309" meta:non-whitespace-character-count="3709"/>
  </office:meta>
</office:document-meta>
</file>